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cfccbe" officeooo:paragraph-rsid="00cfccbe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d325e1" officeooo:paragraph-rsid="00d325e1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d4369f" officeooo:paragraph-rsid="00d4369f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d62b5a" officeooo:paragraph-rsid="00d62b5a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d7f376" officeooo:paragraph-rsid="00d7f376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d97828" officeooo:paragraph-rsid="00d97828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d9f087" officeooo:paragraph-rsid="00d9f087" style:font-size-asian="14pt" style:font-weight-asian="normal" style:font-size-complex="16pt" style:font-weight-complex="normal"/>
    </style:style>
    <style:style style:name="P40" style:family="paragraph" style:parent-style-name="Text_20_body">
      <style:text-properties fo:font-size="16pt" style:text-underline-style="none" fo:font-weight="normal" officeooo:rsid="00dbde38" officeooo:paragraph-rsid="00dbde38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dd1bff" officeooo:paragraph-rsid="00dd1bff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e0b779" officeooo:paragraph-rsid="00e0b779" style:font-size-asian="14pt" style:font-weight-asian="normal" style:font-size-complex="16pt" style:font-weight-complex="normal"/>
    </style:style>
    <style:style style:name="P43" style:family="paragraph" style:parent-style-name="Text_20_body" style:list-style-name="L2">
      <style:text-properties fo:font-size="16pt" style:text-underline-style="none" fo:font-weight="normal" officeooo:rsid="00e21c41" officeooo:paragraph-rsid="00e21c41" style:font-size-asian="14pt" style:font-weight-asian="normal" style:font-size-complex="16pt" style:font-weight-complex="normal"/>
    </style:style>
    <style:style style:name="P44" style:family="paragraph" style:parent-style-name="Text_20_body" style:list-style-name="L2">
      <style:text-properties fo:font-size="16pt" style:text-underline-style="none" fo:font-weight="normal" officeooo:rsid="00e29b88" officeooo:paragraph-rsid="00e29b88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655fab" officeooo:paragraph-rsid="00655fab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52" style:family="paragraph" style:parent-style-name="Text_20_body" style:list-style-name="L3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7cfed6" officeooo:paragraph-rsid="007cfed6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7ef875" officeooo:paragraph-rsid="007ef875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80865e" officeooo:paragraph-rsid="0080865e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82652e" officeooo:paragraph-rsid="0082652e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838c77" officeooo:paragraph-rsid="00838c77" style:font-size-asian="14pt" style:font-weight-asian="normal" style:font-size-complex="16pt" style:font-weight-complex="normal"/>
    </style:style>
    <style:style style:name="P59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70" style:family="paragraph" style:parent-style-name="Text_20_body" style:list-style-name="L4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71" style:family="paragraph" style:parent-style-name="Text_20_body" style:list-style-name="L4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78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79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83" style:family="paragraph" style:parent-style-name="Text_20_body" style:list-style-name="L4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84" style:family="paragraph" style:parent-style-name="Text_20_body" style:list-style-name="L4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91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92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95" style:family="paragraph" style:parent-style-name="Text_20_body" style:list-style-name="L5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96" style:family="paragraph" style:parent-style-name="Text_20_body" style:list-style-name="L5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97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98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99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100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101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102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103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104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105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106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107" style:family="paragraph" style:parent-style-name="Text_20_body" style:list-style-name="L5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108" style:family="paragraph" style:parent-style-name="Text_20_body" style:list-style-name="L5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109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 fo:font-weight="bold" officeooo:rsid="00143534" fo:background-color="transparent" loext:char-shading-value="0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color="#00a933" loext:opacity="100%" fo:font-weight="bold" officeooo:rsid="0045d7c6" fo:background-color="transparent" loext:char-shading-value="0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officeooo:rsid="00d18372"/>
    </style:style>
    <style:style style:name="T34" style:family="text">
      <style:text-properties officeooo:rsid="00d61f5b"/>
    </style:style>
    <style:style style:name="T35" style:family="text">
      <style:text-properties officeooo:rsid="00d6a3bc"/>
    </style:style>
    <style:style style:name="T36" style:family="text">
      <style:text-properties officeooo:rsid="00d9d521"/>
    </style:style>
    <style:style style:name="T37" style:family="text">
      <style:text-properties officeooo:rsid="00db721b"/>
    </style:style>
    <style:style style:name="T38" style:family="text">
      <style:text-properties officeooo:rsid="00dd1bff"/>
    </style:style>
    <style:style style:name="T39" style:family="text">
      <style:text-properties officeooo:rsid="00dee69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67057f"/>
    </style:style>
    <style:style style:name="T42" style:family="text">
      <style:text-properties officeooo:rsid="00692442"/>
    </style:style>
    <style:style style:name="T43" style:family="text">
      <style:text-properties officeooo:rsid="006ac62f"/>
    </style:style>
    <style:style style:name="T44" style:family="text">
      <style:text-properties officeooo:rsid="006d4c6e"/>
    </style:style>
    <style:style style:name="T45" style:family="text">
      <style:text-properties officeooo:rsid="006d682d"/>
    </style:style>
    <style:style style:name="T46" style:family="text">
      <style:text-properties officeooo:rsid="006ff569"/>
    </style:style>
    <style:style style:name="T47" style:family="text">
      <style:text-properties officeooo:rsid="0070fcd9"/>
    </style:style>
    <style:style style:name="T48" style:family="text">
      <style:text-properties officeooo:rsid="0071b143"/>
    </style:style>
    <style:style style:name="T49" style:family="text">
      <style:text-properties officeooo:rsid="00740f1c"/>
    </style:style>
    <style:style style:name="T50" style:family="text">
      <style:text-properties officeooo:rsid="0074738b"/>
    </style:style>
    <style:style style:name="T51" style:family="text">
      <style:text-properties fo:font-weight="bold" officeooo:rsid="007ef875" style:font-weight-asian="bold" style:font-weight-complex="bold"/>
    </style:style>
    <style:style style:name="T52" style:family="text">
      <style:text-properties officeooo:rsid="008132ec"/>
    </style:style>
    <style:style style:name="T53" style:family="text">
      <style:text-properties officeooo:rsid="00838c77"/>
    </style:style>
    <style:style style:name="T54" style:family="text">
      <style:text-properties officeooo:rsid="008549d0"/>
    </style:style>
    <style:style style:name="T55" style:family="text">
      <style:text-properties officeooo:rsid="00851d26"/>
    </style:style>
    <style:style style:name="T56" style:family="text">
      <style:text-properties officeooo:rsid="008ec556"/>
    </style:style>
    <style:style style:name="T57" style:family="text">
      <style:text-properties officeooo:rsid="00908bd7"/>
    </style:style>
    <style:style style:name="T58" style:family="text">
      <style:text-properties officeooo:rsid="0091c444"/>
    </style:style>
    <style:style style:name="T59" style:family="text">
      <style:text-properties officeooo:rsid="0092b30a"/>
    </style:style>
    <style:style style:name="T60" style:family="text">
      <style:text-properties officeooo:rsid="00944055"/>
    </style:style>
    <style:style style:name="T61" style:family="text">
      <style:text-properties officeooo:rsid="00961a38"/>
    </style:style>
    <style:style style:name="T62" style:family="text">
      <style:text-properties officeooo:rsid="0097e594"/>
    </style:style>
    <style:style style:name="T63" style:family="text">
      <style:text-properties officeooo:rsid="00989930"/>
    </style:style>
    <style:style style:name="T64" style:family="text">
      <style:text-properties officeooo:rsid="009d417b"/>
    </style:style>
    <style:style style:name="T65" style:family="text">
      <style:text-properties fo:font-weight="bold" officeooo:rsid="00abcd0b" style:font-weight-asian="bold" style:font-weight-complex="bold"/>
    </style:style>
    <style:style style:name="T66" style:family="text">
      <style:text-properties officeooo:rsid="00a97477"/>
    </style:style>
    <style:style style:name="T67" style:family="text">
      <style:text-properties officeooo:rsid="00a9e98b"/>
    </style:style>
    <style:style style:name="T68" style:family="text">
      <style:text-properties officeooo:rsid="00a962c0"/>
    </style:style>
    <style:style style:name="T69" style:family="text">
      <style:text-properties officeooo:rsid="00a87841"/>
    </style:style>
    <style:style style:name="T70" style:family="text">
      <style:text-properties officeooo:rsid="00a58db4"/>
    </style:style>
    <style:style style:name="T71" style:family="text">
      <style:text-properties officeooo:rsid="00a51411"/>
    </style:style>
    <style:style style:name="T72" style:family="text">
      <style:text-properties officeooo:rsid="00a34cf7"/>
    </style:style>
    <style:style style:name="T73" style:family="text">
      <style:text-properties officeooo:rsid="00a22dc3"/>
    </style:style>
    <style:style style:name="T74" style:family="text">
      <style:text-properties officeooo:rsid="00a22c96"/>
    </style:style>
    <style:style style:name="T75" style:family="text">
      <style:text-properties officeooo:rsid="00a1016e"/>
    </style:style>
    <style:style style:name="T76" style:family="text">
      <style:text-properties fo:font-weight="bold" officeooo:rsid="00afc1ff" style:font-weight-asian="bold" style:font-weight-complex="bold"/>
    </style:style>
    <style:style style:name="T77" style:family="text">
      <style:text-properties officeooo:rsid="00b04dce"/>
    </style:style>
    <style:style style:name="T78" style:family="text">
      <style:text-properties officeooo:rsid="00b1ad50"/>
    </style:style>
    <style:style style:name="T79" style:family="text">
      <style:text-properties officeooo:rsid="00b4e616"/>
    </style:style>
    <style:style style:name="T80" style:family="text">
      <style:text-properties officeooo:rsid="00b55231"/>
    </style:style>
    <style:style style:name="T81" style:family="text">
      <style:text-properties officeooo:rsid="00b691b6"/>
    </style:style>
    <style:style style:name="T82" style:family="text">
      <style:text-properties officeooo:rsid="00b7602f"/>
    </style:style>
    <style:style style:name="T83" style:family="text">
      <style:text-properties officeooo:rsid="00b88705"/>
    </style:style>
    <style:style style:name="T84" style:family="text">
      <style:text-properties fo:font-weight="bold" officeooo:rsid="00be6041" style:font-weight-asian="bold" style:font-weight-complex="bold"/>
    </style:style>
    <style:style style:name="T85" style:family="text">
      <style:text-properties officeooo:rsid="00c02500"/>
    </style:style>
    <style:style style:name="T86" style:family="text">
      <style:text-properties officeooo:rsid="00c1945a"/>
    </style:style>
    <style:style style:name="T87" style:family="text">
      <style:text-properties officeooo:rsid="00c3876d"/>
    </style:style>
    <style:style style:name="T88" style:family="text">
      <style:text-properties officeooo:rsid="00c3a9c7"/>
    </style:style>
    <style:style style:name="T89" style:family="text">
      <style:text-properties officeooo:rsid="00c4e7da"/>
    </style:style>
    <style:style style:name="T90" style:family="text">
      <style:text-properties officeooo:rsid="00c7afe5"/>
    </style:style>
    <style:style style:name="T91" style:family="text">
      <style:text-properties officeooo:rsid="00c833cb"/>
    </style:style>
    <style:style style:name="T92" style:family="text">
      <style:text-properties officeooo:rsid="00c97b30"/>
    </style:style>
    <style:style style:name="T93" style:family="text">
      <style:text-properties officeooo:rsid="00c9f467"/>
    </style:style>
    <style:style style:name="T94" style:family="text">
      <style:text-properties officeooo:rsid="00cb0f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3">Use Case: Create Supplier</text:p>
      <text:p text:style-name="P33">Input: <text:span text:style-name="T33">Supplier’s data that must be stored in the database.</text:span></text:p>
      <text:p text:style-name="P34">Output: A message indicating that the supplier is created or failed.</text:p>
      <text:p text:style-name="P35">1. <text:span text:style-name="T34">Admin clicks a link/button to display the form for creating a supplier.</text:span></text:p>
      <text:p text:style-name="P36">2. <text:span text:style-name="T35">System displays the form to create a supplier.</text:span></text:p>
      <text:p text:style-name="P37">3. Admin enters supplier’s data in the form.</text:p>
      <text:p text:style-name="P38">4. <text:span text:style-name="T36">Admin clicks the create supplier button to create the supplier.</text:span></text:p>
      <text:p text:style-name="P39">5. <text:span text:style-name="T37">System checks the form input that it does not violate any constraints.</text:span></text:p>
      <text:p text:style-name="P40">6. <text:span text:style-name="T38">System creates a new supplier.</text:span></text:p>
      <text:p text:style-name="P41">7. <text:span text:style-name="T39">System displays a message indicating that the supplier is created successfully.</text:span></text:p>
      <text:p text:style-name="P41"/>
      <text:p text:style-name="P42">Extensions</text:p>
      <text:p text:style-name="P42">5a. Invalid Form Data</text:p>
      <text:list text:style-name="L2">
        <text:list-item>
          <text:p text:style-name="P43">System informs admin that form input is invalid.</text:p>
        </text:list-item>
        <text:list-item>
          <text:p text:style-name="P44">Admin can correct form input or cancel.</text:p>
        </text:list-item>
      </text:list>
      <text:p text:style-name="P45"><text:soft-page-break/>____________________________________________________________</text:p>
      <text:p text:style-name="P46"><text:span text:style-name="T2">Use Case:</text:span> <text:span text:style-name="T40">Login</text:span></text:p>
      <text:p text:style-name="P46"><text:span text:style-name="T2">Input:</text:span> User enter<text:span text:style-name="T41">s</text:span> their username and password.</text:p>
      <text:p text:style-name="P46"><text:span text:style-name="T2">Output:</text:span> <text:span text:style-name="T42">An error message indicating that either the username or password is invalid, otherwise user is given access to </text:span><text:span text:style-name="T43">more</text:span><text:span text:style-name="T42"> system </text:span><text:span text:style-name="T43">functionality</text:span><text:span text:style-name="T42">.</text:span></text:p>
      <text:p text:style-name="P47">1. <text:span text:style-name="T43">User clicks on the login </text:span><text:span text:style-name="T44">link.</text:span></text:p>
      <text:p text:style-name="P48">2. <text:span text:style-name="T45">System displays the login form.</text:span></text:p>
      <text:p text:style-name="P49">3. User enters their username and password.</text:p>
      <text:p text:style-name="P49">4. <text:span text:style-name="T46">System checks the input that it does not violate any constraints.</text:span></text:p>
      <text:p text:style-name="P50">5. <text:span text:style-name="T47">System gives the user access to more functionality, </text:span><text:span text:style-name="T48">based on their role.</text:span></text:p>
      <text:p text:style-name="P50"/>
      <text:p text:style-name="P51">Extensions</text:p>
      <text:p text:style-name="P51">4a. <text:span text:style-name="T49">Form Data Invalid</text:span></text:p>
      <text:list text:style-name="L3">
        <text:list-item>
          <text:p text:style-name="P52">System displays an error message indicating that either username or password is invalid.</text:p>
        </text:list-item>
        <text:list-item>
          <text:p text:style-name="P52">User <text:span text:style-name="T50">can correct the login details or cancel.</text:span></text:p>
        </text:list-item>
      </text:list>
      <text:p text:style-name="P53">____________________________________________________________</text:p>
      <text:p text:style-name="P54"><text:span text:style-name="T2">Use Case:</text:span> <text:span text:style-name="T51">Logout</text:span></text:p>
      <text:p text:style-name="P55"><text:span text:style-name="T2">Input:</text:span> None</text:p>
      <text:p text:style-name="P55"><text:span text:style-name="T2">Output:</text:span> None</text:p>
      <text:p text:style-name="P56">1. <text:span text:style-name="T52">User clicks on the logout link.</text:span></text:p>
      <text:p text:style-name="P57">2. <text:span text:style-name="T53">System invalid</text:span><text:span text:style-name="T54">ates</text:span><text:span text:style-name="T53"> user’s session state.</text:span></text:p>
      <text:p text:style-name="P58">3. <text:span text:style-name="T55">System displays the home page.</text:span></text:p>
      <text:p text:style-name="P59">____________________________________________________________</text:p>
      <text:p text:style-name="P60"><text:span text:style-name="T2">Use Case:</text:span> <text:span text:style-name="T40">Deactivate Admin</text:span></text:p>
      <text:p text:style-name="P60"><text:span text:style-name="T2">Input:</text:span> The admin’s username or system ID.</text:p>
      <text:p text:style-name="P61"><text:soft-page-break/><text:span text:style-name="T2">Output:</text:span> A message indicating that the deletion was successful or failed.</text:p>
      <text:p text:style-name="P62">1. <text:span text:style-name="T56">Admin </text:span><text:span text:style-name="T57">clicks on a link/button to view existing admins.</text:span></text:p>
      <text:p text:style-name="P63">2. <text:span text:style-name="T58">System displays a page showing existing admins.</text:span></text:p>
      <text:p text:style-name="P64">3. <text:span text:style-name="T59">Admin searches for an admin with the given username or system ID.</text:span></text:p>
      <text:p text:style-name="P65">4. <text:span text:style-name="T60">System returns </text:span><text:span text:style-name="T61">a record of that admin.</text:span></text:p>
      <text:p text:style-name="P66">5. <text:span text:style-name="T62">Admin clicks on the deactivate button to deactivate the admin.</text:span></text:p>
      <text:p text:style-name="P67">6. <text:span text:style-name="T63">System deactivates the chosen admin.</text:span></text:p>
      <text:p text:style-name="P68">7. System displays a message indicating that the operation is successful.</text:p>
      <text:p text:style-name="P68"/>
      <text:p text:style-name="P69">Extensions</text:p>
      <text:p text:style-name="P69"><text:span text:style-name="T64">3</text:span>a. Admin Not Found</text:p>
      <text:list text:style-name="L4">
        <text:list-item>
          <text:p text:style-name="P70">System informs the admin that no such admin exists.</text:p>
        </text:list-item>
        <text:list-item>
          <text:p text:style-name="P71">Admin can correct the username or system ID or cancel.</text:p>
        </text:list-item>
      </text:list>
      <text:p text:style-name="P72">____________________________________________________________</text:p>
      <text:p text:style-name="P73"><text:span text:style-name="T2">Use Case:</text:span> <text:span text:style-name="T40">Deactivate </text:span><text:span text:style-name="T65">Staff Member</text:span></text:p>
      <text:p text:style-name="P73"><text:span text:style-name="T2">Input:</text:span> The <text:span text:style-name="T66">staff member’</text:span><text:span text:style-name="T67">s</text:span> username or system ID.</text:p>
      <text:p text:style-name="P74"><text:span text:style-name="T2">Output:</text:span> A message indicating that the deletion was successful or failed.</text:p>
      <text:p text:style-name="P75">1. <text:span text:style-name="T56">Admin </text:span><text:span text:style-name="T57">clicks on a link/button to view existing </text:span><text:span text:style-name="T68">staff members</text:span><text:span text:style-name="T57">.</text:span></text:p>
      <text:p text:style-name="P76">2. <text:span text:style-name="T58">System displays a page showing existing </text:span><text:span text:style-name="T69">staff members</text:span><text:span text:style-name="T58">.</text:span></text:p>
      <text:p text:style-name="P77">3. <text:span text:style-name="T59">Admin searches for a </text:span><text:span text:style-name="T70">staff member</text:span><text:span text:style-name="T59"> with the given username or system ID.</text:span></text:p>
      <text:p text:style-name="P78">4. <text:span text:style-name="T60">System returns </text:span><text:span text:style-name="T61">a record of that </text:span><text:span text:style-name="T71">staff member</text:span><text:span text:style-name="T61">.</text:span></text:p>
      <text:p text:style-name="P79">5. <text:span text:style-name="T62">Admin clicks on the deactivate button to deactivate the </text:span><text:span text:style-name="T72">staff member</text:span><text:span text:style-name="T62">.</text:span></text:p>
      <text:p text:style-name="P80">6. <text:span text:style-name="T63">System deactivates the chosen </text:span><text:span text:style-name="T73">staff member</text:span><text:span text:style-name="T63">.</text:span></text:p>
      <text:p text:style-name="P81">7. System displays a message indicating that the operation is successful.</text:p>
      <text:p text:style-name="P81"/>
      <text:p text:style-name="P82">Extensions</text:p>
      <text:p text:style-name="P82"><text:span text:style-name="T64">3</text:span>a. <text:span text:style-name="T74">Staff Member</text:span> Not Found</text:p>
      <text:list text:continue-numbering="true" text:style-name="L4">
        <text:list-item>
          <text:p text:style-name="P83">System informs the admin that no such <text:span text:style-name="T75">staff member</text:span> exists.</text:p>
        </text:list-item>
        <text:list-item>
          <text:p text:style-name="P84">Admin can correct the username or system ID or cancel.</text:p>
        </text:list-item>
      </text:list>
      <text:p text:style-name="P85">____________________________________________________________</text:p>
      <text:p text:style-name="P86"><text:span text:style-name="T2">Use Case:</text:span> <text:span text:style-name="T76">View Admin</text:span></text:p>
      <text:p text:style-name="P87"><text:span text:style-name="T2">Input:</text:span> <text:span text:style-name="T77">An admin’s username or system ID.</text:span></text:p>
      <text:p text:style-name="P88"><text:span text:style-name="T2">Output:</text:span> <text:span text:style-name="T78">An admin’s data.</text:span></text:p>
      <text:p text:style-name="P89">1. <text:span text:style-name="T79">Admin </text:span><text:span text:style-name="T80">clicks a link/button to view existing admins.</text:span></text:p>
      <text:p text:style-name="P90">2. System displays existing admins.</text:p>
      <text:p text:style-name="P90">3. <text:span text:style-name="T81">Admin searches for the admin with the given username or system ID.</text:span></text:p>
      <text:p text:style-name="P91">4. <text:span text:style-name="T82">System returns a record with the admin’s data.</text:span></text:p>
      <text:p text:style-name="P92">5. <text:span text:style-name="T83">System displays the admin’s data.</text:span></text:p>
      <text:p text:style-name="P92"/>
      <text:p text:style-name="P93">Extensions</text:p>
      <text:p text:style-name="P94">3a. Admin Not Found</text:p>
      <text:list text:style-name="L5">
        <text:list-item>
          <text:p text:style-name="P95">System informs the admin that not such admin exists.</text:p>
        </text:list-item>
        <text:list-item>
          <text:p text:style-name="P96"><text:soft-page-break/>Admin can correct username or system ID or cancel.</text:p>
        </text:list-item>
      </text:list>
      <text:p text:style-name="P97">____________________________________________________________</text:p>
      <text:p text:style-name="P98"><text:span text:style-name="T2">Use Case:</text:span> <text:span text:style-name="T76">View </text:span><text:span text:style-name="T84">Staff Member</text:span></text:p>
      <text:p text:style-name="P99"><text:span text:style-name="T2">Input:</text:span> <text:span text:style-name="T77">A </text:span><text:span text:style-name="T85">staff member’</text:span><text:span text:style-name="T86">s</text:span><text:span text:style-name="T77"> username or system ID.</text:span></text:p>
      <text:p text:style-name="P100"><text:span text:style-name="T2">Output:</text:span> <text:span text:style-name="T78">A </text:span><text:span text:style-name="T87">staff member’s</text:span><text:span text:style-name="T78"> data.</text:span></text:p>
      <text:p text:style-name="P101">1. <text:span text:style-name="T79">Admin </text:span><text:span text:style-name="T80">clicks a link/button to view existing </text:span><text:span text:style-name="T88">staff members</text:span><text:span text:style-name="T80">.</text:span></text:p>
      <text:p text:style-name="P102">2. System displays existing <text:span text:style-name="T89">staff members</text:span>.</text:p>
      <text:p text:style-name="P102">3. <text:span text:style-name="T81">Admin searches for </text:span><text:span text:style-name="T90">the staff ,member</text:span><text:span text:style-name="T81"> with the given username or system ID.</text:span></text:p>
      <text:p text:style-name="P103">4. <text:span text:style-name="T82">System returns a record with the </text:span><text:span text:style-name="T91">staff member’s</text:span><text:span text:style-name="T82"> data.</text:span></text:p>
      <text:p text:style-name="P104">5. <text:span text:style-name="T83">System displays the </text:span><text:span text:style-name="T92">staff member’s</text:span><text:span text:style-name="T83"> data.</text:span></text:p>
      <text:p text:style-name="P104"/>
      <text:p text:style-name="P105">Extensions</text:p>
      <text:p text:style-name="P106">3a. <text:span text:style-name="T93">Staff Member</text:span> Not Found</text:p>
      <text:list text:continue-numbering="true" text:style-name="L5">
        <text:list-item>
          <text:p text:style-name="P107">System informs the admin that not such <text:span text:style-name="T94">staff member</text:span> exists.</text:p>
        </text:list-item>
        <text:list-item>
          <text:p text:style-name="P108">Admin can correct username or system ID or cancel.</text:p>
        </text:list-item>
      </text:list>
      <text:p text:style-name="P109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1-29T04:56:07.498801705</dc:date>
    <meta:editing-duration>PT14H59M59S</meta:editing-duration>
    <meta:editing-cycles>185</meta:editing-cycles>
    <meta:generator>LibreOffice/25.8.3.2$Linux_X86_64 LibreOffice_project/580$Build-2</meta:generator>
    <meta:print-date>2025-11-28T15:12:58.813942133</meta:print-date>
    <meta:document-statistic meta:table-count="0" meta:image-count="0" meta:object-count="0" meta:page-count="5" meta:paragraph-count="122" meta:word-count="930" meta:character-count="5885" meta:non-whitespace-character-count="5093"/>
  </office:meta>
</office:document-meta>
</file>